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83e" officeooo:paragraph-rsid="0004183e"/>
    </style:style>
    <style:style style:name="P2" style:family="paragraph" style:parent-style-name="Standard">
      <style:text-properties officeooo:rsid="0005d179" officeooo:paragraph-rsid="0005d179" fo:background-color="transparent"/>
    </style:style>
    <style:style style:name="P3" style:family="paragraph" style:parent-style-name="Standard" style:list-style-name="L1">
      <style:text-properties officeooo:rsid="0005d179" officeooo:paragraph-rsid="0005d179" fo:background-color="transparent"/>
    </style:style>
    <style:style style:name="P4" style:family="paragraph" style:parent-style-name="Standard" style:list-style-name="L1">
      <style:text-properties officeooo:rsid="00075097" officeooo:paragraph-rsid="00075097" fo:background-color="transparent"/>
    </style:style>
    <style:style style:name="P5" style:family="paragraph" style:parent-style-name="Standard">
      <style:text-properties officeooo:rsid="00075097" officeooo:paragraph-rsid="00075097" fo:background-color="transparent"/>
    </style:style>
    <style:style style:name="T1" style:family="text">
      <style:text-properties fo:background-color="#ffff00" loext:char-shading-value="0"/>
    </style:style>
    <style:style style:name="T2" style:family="text">
      <style:text-properties officeooo:rsid="0005d179" fo:background-color="#ffff00" loext:char-shading-value="0"/>
    </style:style>
    <style:style style:name="T3" style:family="text">
      <style:text-properties fo:background-color="transparent" loext:char-shading-value="0"/>
    </style:style>
    <style:style style:name="T4" style:family="text">
      <style:text-properties officeooo:rsid="0005d179" fo:background-color="transparent" loext:char-shading-value="0"/>
    </style:style>
    <style:style style:name="T5" style:family="text">
      <style:text-properties officeooo:rsid="00075097"/>
    </style:style>
    <style:style style:name="T6" style:family="text">
      <style:text-properties officeooo:rsid="0008ad54"/>
    </style:style>
    <style:style style:name="T7" style:family="text">
      <style:text-properties officeooo:rsid="00091703"/>
    </style:style>
    <style:style style:name="T8" style:family="text">
      <style:text-properties officeooo:rsid="000974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 project Proposal</text:p>
      <text:p text:style-name="P1"/>
      <text:p text:style-name="P1">As one of the most costly forms of Cybersecurity breaches, phishing attacks contributed to a net loss of <text:span text:style-name="T1">$1.7 billion USD in 2022 within the Asia-Pacific region.</text:span><text:span text:style-name="T3"> On top of this, phishing rates are shown to be increasing, with Singapore experiencing a </text:span><text:span text:style-name="T1">25% increase</text:span><text:span text:style-name="T3"> in attacks between 2021-2022. This, combined with the increasing sophistication of phishing techniques is causing a snowball effect that’s costing the economy over </text:span><text:span text:style-name="T1">……. annually</text:span><text:span text:style-name="T3">. For this reason, the use of Machine Learning (ML) techniques to automatically identify and neutralise phishing attempts have become a hot area of research.</text:span></text:p>
      <text:p text:style-name="P1"><text:span text:style-name="T3"/></text:p>
      <text:p text:style-name="P1"><text:span text:style-name="T3">This mini project will explore the creation of an Automated M</text:span><text:span text:style-name="T4">L </text:span><text:span text:style-name="T3">pipeline to assist with the classification of phishing URLs. Th</text:span><text:span text:style-name="T4">is pipeline will be trained using the “Web Page Phishing Detection Dataset” found on </text:span><text:span text:style-name="T2">Kaggle</text:span><text:span text:style-name="T4">. This dataset employs feature extraction over a plethora of URLs that will assist with identification of these links as either malicious or benign. The 81 features, which include URL length and the use of IP addresses, are proven indicators that show a direct correlation with phishing </text:span><text:span text:style-name="T2">attempts.</text:span></text:p>
      <text:p text:style-name="P1"><text:span text:style-name="T2"/></text:p>
      <text:p text:style-name="P2">However, given that the dataset has a total of 89 input features for over 11’000 samples, the tuning of an ML pipeline using conventional methods would prove both time consuming and inaccurate. With this in mind, the project aims to create a Genetic Algorithm (GA) that will systematically check and tune the following steps within <text:span text:style-name="T5">the</text:span> pipeline:</text:p>
      <text:p text:style-name="P2"/>
      <text:list xml:id="list851999024" text:style-name="L1">
        <text:list-item>
          <text:p text:style-name="P3">Feature selection <text:span text:style-name="T7">based on</text:span> the strength of Pearson Correlation <text:span text:style-name="T7">c</text:span>oefficients <text:span text:style-name="T5">to quickly reduce dimensionality</text:span>.</text:p>
        </text:list-item>
        <text:list-item>
          <text:p text:style-name="P4">Generation of a feature selection mask for fine-tuned dimensionality reduction.</text:p>
        </text:list-item>
        <text:list-item>
          <text:p text:style-name="P4">Selection of feature scalers to shape <text:span text:style-name="T8">input </text:span>data <text:span text:style-name="T8">onto a suitable scale</text:span>.</text:p>
        </text:list-item>
        <text:list-item>
          <text:p text:style-name="P4">Tuning of a Principal Component Analysis for further data simplification.</text:p>
        </text:list-item>
        <text:list-item>
          <text:p text:style-name="P4"><text:span text:style-name="T8">H</text:span>yper-parameter tuning o<text:span text:style-name="T8">n a selected</text:span> ML model.</text:p>
        </text:list-item>
      </text:list>
      <text:p text:style-name="P5"/>
      <text:p text:style-name="P5">A comparison of performances will be conducted across a range of models, <text:span text:style-name="T8">including</text:span> K-Nearest Neighbours and Decision Trees. The suitability of the final models will be based upon F1-score and training time.</text:p>
      <text:p text:style-name="P5"/>
      <text:p text:style-name="P5">Signed,</text:p>
      <text:p text:style-name="P5">David Gaul, Tobias <text:span text:style-name="T6">J</text:span>unggren, Louis Klas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09:14:06.952750404</meta:creation-date>
    <dc:date>2024-02-22T09:54:04.988900562</dc:date>
    <meta:editing-duration>PT16M4S</meta:editing-duration>
    <meta:editing-cycles>4</meta:editing-cycles>
    <meta:generator>LibreOffice/7.3.7.2$Linux_X86_64 LibreOffice_project/30$Build-2</meta:generator>
    <meta:document-statistic meta:table-count="0" meta:image-count="0" meta:object-count="0" meta:page-count="1" meta:paragraph-count="12" meta:word-count="332" meta:character-count="2114" meta:non-whitespace-character-count="1799"/>
  </office:meta>
</office:document-meta>
</file>